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何か">
            <text:p>何か</text:p>
          </table:table-cell>
          <table:table-cell office:value-type="string" office:value="なにか">
            <text:p>なにか</text:p>
          </table:table-cell>
          <table:table-cell office:value-type="string" office:value="something, some">
            <text:p>something, som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こう">
            <text:p>向こう</text:p>
          </table:table-cell>
          <table:table-cell office:value-type="string" office:value="むこう">
            <text:p>むこう</text:p>
          </table:table-cell>
          <table:table-cell office:value-type="string" office:value="over there, on the other side">
            <text:p>over there, on the 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は向こうにいます。">
            <text:p>友達は向こうにいます。</text:p>
          </table:table-cell>
          <table:table-cell office:value-type="string" office:value="ともだち は むこう に います。">
            <text:p>ともだち は むこう に います。</text:p>
          </table:table-cell>
          <table:table-cell office:value-type="string" office:value="My friend is over there.">
            <text:p>My friend is over there.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ん中">
            <text:p>真ん中</text:p>
          </table:table-cell>
          <table:table-cell office:value-type="string" office:value="まんなか">
            <text:p>まんなか</text:p>
          </table:table-cell>
          <table:table-cell office:value-type="string" office:value="center, middle (casual)">
            <text:p>center, middle (casu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私は三人兄弟の真ん中です。">
            <text:p>私は三人兄弟の真ん中です。</text:p>
          </table:table-cell>
          <table:table-cell office:value-type="string" office:value="わたし は さん にん きょうだい の まんなか です。">
            <text:p>わたし は さん にん きょうだい の まんなか です。</text:p>
          </table:table-cell>
          <table:table-cell office:value-type="string" office:value="I'm the middle of three brothers.">
            <text:p>I'm the middle of three broth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く">
            <text:p>遠く</text:p>
          </table:table-cell>
          <table:table-cell office:value-type="string" office:value="とおく">
            <text:p>とおく</text:p>
          </table:table-cell>
          <table:table-cell office:value-type="string" office:value="far away, distance">
            <text:p>far away, dist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遠くから音楽が聞こえる。">
            <text:p>遠くから音楽が聞こえる。</text:p>
          </table:table-cell>
          <table:table-cell office:value-type="string" office:value="とおく から おんがく が きこえる。">
            <text:p>とおく から おんがく が きこえる。</text:p>
          </table:table-cell>
          <table:table-cell office:value-type="string" office:value="I can hear music from a distance.">
            <text:p>I can hear music from a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">
            <text:p>横</text:p>
          </table:table-cell>
          <table:table-cell office:value-type="string" office:value="よこ">
            <text:p>よこ</text:p>
          </table:table-cell>
          <table:table-cell office:value-type="string" office:value="side, width across">
            <text:p>side, width acr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横の長さは1メートルです。">
            <text:p>横の長さは1メートルです。</text:p>
          </table:table-cell>
          <table:table-cell office:value-type="string" office:value="よこ の ながさ は 1 メートル です。">
            <text:p>よこ の ながさ は 1 メートル です。</text:p>
          </table:table-cell>
          <table:table-cell office:value-type="string" office:value="Its width is one meter.">
            <text:p>Its width is one meter.</text:p>
          </table:table-cell>
          <table:table-cell office:value-type="string" office:value="私の犬は横から見るとかわいくない。">
            <text:p>私の犬は横から見るとかわいくない。</text:p>
          </table:table-cell>
          <table:table-cell office:value-type="string" office:value="わたし の いぬ は よこ から みる と かわいく ない。">
            <text:p>わたし の いぬ は よこ から みる と かわいく ない。</text:p>
          </table:table-cell>
          <table:table-cell office:value-type="string" office:value="My dog isn't cute when I look at him from the side.">
            <text:p>My dog isn't cute when I look at him from the 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らない">
            <text:p>つまらない</text:p>
          </table:table-cell>
          <table:table-cell office:value-type="string" office:value="つまらない">
            <text:p>つまらない</text:p>
          </table:table-cell>
          <table:table-cell office:value-type="string" office:value="boring, dull">
            <text:p>boring, du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つまらないですね。">
            <text:p>彼の話はつまらないですね。</text:p>
          </table:table-cell>
          <table:table-cell office:value-type="string" office:value="かれ の はなし は つまらない です ね。">
            <text:p>かれ の はなし は つまらない です ね。</text:p>
          </table:table-cell>
          <table:table-cell office:value-type="string" office:value="His story is boring.">
            <text:p>His story is boring.</text:p>
          </table:table-cell>
          <table:table-cell office:value-type="string" office:value="あの映画はつまらなかった。">
            <text:p>あの映画はつまらなかった。</text:p>
          </table:table-cell>
          <table:table-cell office:value-type="string" office:value="あの えいが は つまらなかった。">
            <text:p>あの えいが は つまらなかった。</text:p>
          </table:table-cell>
          <table:table-cell office:value-type="string" office:value="That movie was boring.">
            <text:p>That movie was bo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晴らしい">
            <text:p>素晴らしい</text:p>
          </table:table-cell>
          <table:table-cell office:value-type="string" office:value="すばらしい">
            <text:p>すばらしい</text:p>
          </table:table-cell>
          <table:table-cell office:value-type="string" office:value="excellent, wonderful">
            <text:p>excellent, wond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e scenery is great.">
            <text:p>The scenery is great.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とし">
            <text:p>まいとし</text:p>
          </table:table-cell>
          <table:table-cell office:value-type="string" office:value="every year (colloquial)">
            <text:p>every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月">
            <text:p>来月</text:p>
          </table:table-cell>
          <table:table-cell office:value-type="string" office:value="らいげつ">
            <text:p>らいげつ</text:p>
          </table:table-cell>
          <table:table-cell office:value-type="string" office:value="next month">
            <text:p>nex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next month.">
            <text:p>I'll be a college student next month.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時">
            <text:p>日時</text:p>
          </table:table-cell>
          <table:table-cell office:value-type="string" office:value="にちじ">
            <text:p>にちじ</text:p>
          </table:table-cell>
          <table:table-cell office:value-type="string" office:value="date and time">
            <text:p>date and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写会の日時を教えてください。">
            <text:p>試写会の日時を教えてください。</text:p>
          </table:table-cell>
          <table:table-cell office:value-type="string" office:value="ししゃ かい の にちじ を おしえて ください。">
            <text:p>ししゃ かい の にちじ を おしえて ください。</text:p>
          </table:table-cell>
          <table:table-cell office:value-type="string" office:value="Please tell me the date of the sneak preview.">
            <text:p>Please tell me the date of the sneak preview.</text:p>
          </table:table-cell>
          <table:table-cell office:value-type="string" office:value="次のミーティングの日時が決まりました。">
            <text:p>次のミーティングの日時が決まりました。</text:p>
          </table:table-cell>
          <table:table-cell office:value-type="string" office:value="つぎ の ミーティング の にちじ が きまりました。">
            <text:p>つぎ の ミーティング の にちじ が きまりました。</text:p>
          </table:table-cell>
          <table:table-cell office:value-type="string" office:value="The date and time of the next meeting have been decided.">
            <text:p>The date and time of the next meeting have been deci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方">
            <text:p>夕方</text:p>
          </table:table-cell>
          <table:table-cell office:value-type="string" office:value="ゆうがた">
            <text:p>ゆうがた</text:p>
          </table:table-cell>
          <table:table-cell office:value-type="string" office:value="early evening, at dusk">
            <text:p>early evening, at du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方、雨が降りました。">
            <text:p>夕方、雨が降りました。</text:p>
          </table:table-cell>
          <table:table-cell office:value-type="string" office:value="ゆうがた、あめ が ふりました。">
            <text:p>ゆうがた、あめ が ふりました。</text:p>
          </table:table-cell>
          <table:table-cell office:value-type="string" office:value="It rained in the early evening.">
            <text:p>It rained in the early evening.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る">
            <text:p>通る</text:p>
          </table:table-cell>
          <table:table-cell office:value-type="string" office:value="とおる">
            <text:p>とおる</text:p>
          </table:table-cell>
          <table:table-cell office:value-type="string" office:value="pass, go through">
            <text:p>pass, go thr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日、この道を通ります。">
            <text:p>毎日、この道を通ります。</text:p>
          </table:table-cell>
          <table:table-cell office:value-type="string" office:value="まいにち、この みち を とおります。">
            <text:p>まいにち、この みち を とおります。</text:p>
          </table:table-cell>
          <table:table-cell office:value-type="string" office:value="I take this road every day.">
            <text:p>I take this road every day.</text:p>
          </table:table-cell>
          <table:table-cell office:value-type="string" office:value="この道は車がたくさん通ります。">
            <text:p>この道は車がたくさん通ります。</text:p>
          </table:table-cell>
          <table:table-cell office:value-type="string" office:value="この みち は くるま が たくさん とおります。">
            <text:p>この みち は くるま が たくさん とおります。</text:p>
          </table:table-cell>
          <table:table-cell office:value-type="string" office:value="Many cars pass through this road.">
            <text:p>Many cars pass through this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動車">
            <text:p>自動車</text:p>
          </table:table-cell>
          <table:table-cell office:value-type="string" office:value="じどうしゃ">
            <text:p>じどうしゃ</text:p>
          </table:table-cell>
          <table:table-cell office:value-type="string" office:value="automobile">
            <text:p>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自動車会社で働いています。">
            <text:p>彼は自動車会社で働いています。</text:p>
          </table:table-cell>
          <table:table-cell office:value-type="string" office:value="かれ は じどうしゃ がいしゃ で はたらいて います。">
            <text:p>かれ は じどうしゃ がいしゃ で はたらいて います。</text:p>
          </table:table-cell>
          <table:table-cell office:value-type="string" office:value="He works for an automobile company.">
            <text:p>He works for an automobile company.</text:p>
          </table:table-cell>
          <table:table-cell office:value-type="string" office:value="この道は人も自動車も多いです。">
            <text:p>この道は人も自動車も多いです。</text:p>
          </table:table-cell>
          <table:table-cell office:value-type="string" office:value="この みち は ひと も じどうしゃ も おおい です。">
            <text:p>この みち は ひと も じどうしゃ も おおい です。</text:p>
          </table:table-cell>
          <table:table-cell office:value-type="string" office:value="There are many people and cars on this street.">
            <text:p>There are many people and cars on this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る">
            <text:p>慣れる</text:p>
          </table:table-cell>
          <table:table-cell office:value-type="string" office:value="なれる">
            <text:p>なれる</text:p>
          </table:table-cell>
          <table:table-cell office:value-type="string" office:value="grow accustomed to, get used to">
            <text:p>grow accustomed to, get us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家にはもう慣れましたか。">
            <text:p>新しい家にはもう慣れましたか。</text:p>
          </table:table-cell>
          <table:table-cell office:value-type="string" office:value="あたらしい いえ に は もう なれました か。">
            <text:p>あたらしい いえ に は もう なれました か。</text:p>
          </table:table-cell>
          <table:table-cell office:value-type="string" office:value="Have you gotten used to the new house yet?">
            <text:p>Have you gotten used to the new house yet?</text:p>
          </table:table-cell>
          <table:table-cell office:value-type="string" office:value="私はまだ新しい学校に慣れていない。">
            <text:p>私はまだ新しい学校に慣れていない。</text:p>
          </table:table-cell>
          <table:table-cell office:value-type="string" office:value="わたし は まだ あたらしい がっこう に なれて いない。">
            <text:p>わたし は まだ あたらしい がっこう に なれて いない。</text:p>
          </table:table-cell>
          <table:table-cell office:value-type="string" office:value="I haven't gotten used to the new school yet.">
            <text:p>I haven't gotten used to the new school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撮る">
            <text:p>撮る</text:p>
          </table:table-cell>
          <table:table-cell office:value-type="string" office:value="とる">
            <text:p>とる</text:p>
          </table:table-cell>
          <table:table-cell office:value-type="string" office:value="take (a photograph), film">
            <text:p>take (a photograph), fil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写真をたくさん撮りました。">
            <text:p>写真をたくさん撮りました。</text:p>
          </table:table-cell>
          <table:table-cell office:value-type="string" office:value="しゃしん を たくさん とりました。">
            <text:p>しゃしん を たくさん とりました。</text:p>
          </table:table-cell>
          <table:table-cell office:value-type="string" office:value="I took a lot of photographs.">
            <text:p>I took a lot of photographs.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と">
            <text:p>やっと</text:p>
          </table:table-cell>
          <table:table-cell office:value-type="string" office:value="やっと">
            <text:p>やっと</text:p>
          </table:table-cell>
          <table:table-cell office:value-type="string" office:value="at last, finally (used only for a good outcome)">
            <text:p>at last, finally (used only for a good outcom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At last, I finished my work.">
            <text:p>At last, I finished my work.</text:p>
          </table:table-cell>
          <table:table-cell office:value-type="string" office:value="やっと母に会えました。">
            <text:p>やっと母に会えました。</text:p>
          </table:table-cell>
          <table:table-cell office:value-type="string" office:value="やっと はは に あえました。">
            <text:p>やっと はは に あえました。</text:p>
          </table:table-cell>
          <table:table-cell office:value-type="string" office:value="I finally met my mother.">
            <text:p>I finally met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knock, bang">
            <text:p>knock, ba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ドアをどんどんとたたいた。">
            <text:p>ドアをどんどんとたたいた。</text:p>
          </table:table-cell>
          <table:table-cell office:value-type="string" office:value="ドア を どんどん と たたいた。">
            <text:p>ドア を どんどん と たたいた。</text:p>
          </table:table-cell>
          <table:table-cell office:value-type="string" office:value="I banged on the door.">
            <text:p>I banged on the door.</text:p>
          </table:table-cell>
          <table:table-cell office:value-type="string" office:value="隣からどんどん言う音が聞こえる。">
            <text:p>隣からどんどん言う音が聞こえる。</text:p>
          </table:table-cell>
          <table:table-cell office:value-type="string" office:value="となり から どんどん いう おと が きこえる。">
            <text:p>となり から どんどん いう おと が きこえる。</text:p>
          </table:table-cell>
          <table:table-cell office:value-type="string" office:value="I hear banging sounds from the next door.">
            <text:p>I hear banging sounds from the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べる">
            <text:p>並べる</text:p>
          </table:table-cell>
          <table:table-cell office:value-type="string" office:value="ならべる">
            <text:p>ならべる</text:p>
          </table:table-cell>
          <table:table-cell office:value-type="string" office:value="line up, arrange">
            <text:p>line up, arran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料理をテーブルに並べた。">
            <text:p>私は料理をテーブルに並べた。</text:p>
          </table:table-cell>
          <table:table-cell office:value-type="string" office:value="わたし は りょうり を テーブル に ならべた。">
            <text:p>わたし は りょうり を テーブル に ならべた。</text:p>
          </table:table-cell>
          <table:table-cell office:value-type="string" office:value="I arranged the food on the table.">
            <text:p>I arranged the food on the table.</text:p>
          </table:table-cell>
          <table:table-cell office:value-type="string" office:value="彼は授業中、机の上にえんぴつをきれいに並べた。">
            <text:p>彼は授業中、机の上にえんぴつをきれいに並べた。</text:p>
          </table:table-cell>
          <table:table-cell office:value-type="string" office:value="かれ は じゅぎょう ちゅう、つくえ の うえ に えんぴつ を きれい に ならべた。">
            <text:p>かれ は じゅぎょう ちゅう、つくえ の うえ に えんぴつ を きれい に ならべた。</text:p>
          </table:table-cell>
          <table:table-cell office:value-type="string" office:value="He arranged his pencils neatly on his desk during a class.">
            <text:p>He arranged his pencils neatly on his desk during a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る">
            <text:p>逃げる</text:p>
          </table:table-cell>
          <table:table-cell office:value-type="string" office:value="にげる">
            <text:p>にげる</text:p>
          </table:table-cell>
          <table:table-cell office:value-type="string" office:value="escape, run away">
            <text:p>escape, run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公園で犬が逃げてしまった。">
            <text:p>公園で犬が逃げてしまった。</text:p>
          </table:table-cell>
          <table:table-cell office:value-type="string" office:value="こうえん で いぬ が にげて しまった。">
            <text:p>こうえん で いぬ が にげて しまった。</text:p>
          </table:table-cell>
          <table:table-cell office:value-type="string" office:value="My dog ran away in the park.">
            <text:p>My dog ran away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渡す">
            <text:p>渡す</text:p>
          </table:table-cell>
          <table:table-cell office:value-type="string" office:value="わたす">
            <text:p>わたす</text:p>
          </table:table-cell>
          <table:table-cell office:value-type="string" office:value="hand over, give">
            <text:p>hand ov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渡しました。">
            <text:p>彼に手紙を渡しました。</text:p>
          </table:table-cell>
          <table:table-cell office:value-type="string" office:value="かれ に てがみ を わたしました。">
            <text:p>かれ に てがみ を わたしました。</text:p>
          </table:table-cell>
          <table:table-cell office:value-type="string" office:value="I handed him the letter.">
            <text:p>I handed him the letter.</text:p>
          </table:table-cell>
          <table:table-cell office:value-type="string" office:value="この本をお姉さんに渡してください。">
            <text:p>この本をお姉さんに渡してください。</text:p>
          </table:table-cell>
          <table:table-cell office:value-type="string" office:value="この ほん を おねえさん に わたして ください。">
            <text:p>この ほん を おねえさん に わたして ください。</text:p>
          </table:table-cell>
          <table:table-cell office:value-type="string" office:value="Please give this book to your older sister.">
            <text:p>Please give this book to your older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段">
            <text:p>値段</text:p>
          </table:table-cell>
          <table:table-cell office:value-type="string" office:value="ねだん">
            <text:p>ねだん</text:p>
          </table:table-cell>
          <table:table-cell office:value-type="string" office:value="price">
            <text:p>p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ベルトの値段は2500円でした。">
            <text:p>このベルトの値段は2500円でした。</text:p>
          </table:table-cell>
          <table:table-cell office:value-type="string" office:value="この ベルト の ねだん は 2500 えん でした。">
            <text:p>この ベルト の ねだん は 2500 えん でした。</text:p>
          </table:table-cell>
          <table:table-cell office:value-type="string" office:value="The price of this belt was 2,500 yen.">
            <text:p>The price of this belt was 2,500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方">
            <text:p>両方</text:p>
          </table:table-cell>
          <table:table-cell office:value-type="string" office:value="りょうほう">
            <text:p>りょうほう</text:p>
          </table:table-cell>
          <table:table-cell office:value-type="string" office:value="both">
            <text:p>b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cake, please.">
            <text:p>I'll have both the chocolate and cake, please.</text:p>
          </table:table-cell>
          <table:table-cell office:value-type="string" office:value="私は赤ワインも白ワインも両方好きです。">
            <text:p>私は赤ワインも白ワインも両方好きです。</text:p>
          </table:table-cell>
          <table:table-cell office:value-type="string" office:value="わたし は あか ワイン も しろ ワイン も りょうほう すき です。">
            <text:p>わたし は あか ワイン も しろ ワイン も りょうほう すき です。</text:p>
          </table:table-cell>
          <table:table-cell office:value-type="string" office:value="I like both red wine and white wine.">
            <text:p>I like both red wine and whit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約束">
            <text:p>約束</text:p>
          </table:table-cell>
          <table:table-cell office:value-type="string" office:value="やくそく">
            <text:p>やくそく</text:p>
          </table:table-cell>
          <table:table-cell office:value-type="string" office:value="promise, vow">
            <text:p>promise, v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約束は守ります。">
            <text:p>約束は守ります。</text:p>
          </table:table-cell>
          <table:table-cell office:value-type="string" office:value="やくそく は まもります。">
            <text:p>やくそく は まもります。</text:p>
          </table:table-cell>
          <table:table-cell office:value-type="string" office:value="I keep my promise.">
            <text:p>I keep my promise.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your promise.">
            <text:p>Please don't forget your prom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部">
            <text:p>一部</text:p>
          </table:table-cell>
          <table:table-cell office:value-type="string" office:value="いちぶ">
            <text:p>いちぶ</text:p>
          </table:table-cell>
          <table:table-cell office:value-type="string" office:value="part">
            <text:p>pa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部の生徒は大学に行きませんでした。">
            <text:p>一部の生徒は大学に行きませんでした。</text:p>
          </table:table-cell>
          <table:table-cell office:value-type="string" office:value="いちぶ の せいと は だいがく に いきません でした。">
            <text:p>いちぶ の せいと は だいがく に いきません でした。</text:p>
          </table:table-cell>
          <table:table-cell office:value-type="string" office:value="Some students didn't go to university.">
            <text:p>Some students didn't go to university.</text:p>
          </table:table-cell>
          <table:table-cell office:value-type="string" office:value="日本はアジアの一部です。">
            <text:p>日本はアジアの一部です。</text:p>
          </table:table-cell>
          <table:table-cell office:value-type="string" office:value="にほん は アジア の いちぶ です。">
            <text:p>にほん は アジア の いちぶ です。</text:p>
          </table:table-cell>
          <table:table-cell office:value-type="string" office:value="Japan is part of Asia.">
            <text:p>Japan is part of As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ジオ">
            <text:p>ラジオ</text:p>
          </table:table-cell>
          <table:table-cell office:value-type="string" office:value="ラジオ">
            <text:p>ラジオ</text:p>
          </table:table-cell>
          <table:table-cell office:value-type="string" office:value="radio">
            <text:p>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院">
            <text:p>入院</text:p>
          </table:table-cell>
          <table:table-cell office:value-type="string" office:value="にゅういん">
            <text:p>にゅういん</text:p>
          </table:table-cell>
          <table:table-cell office:value-type="string" office:value="hospitalization">
            <text:p>hospitaliz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、母が入院しました。">
            <text:p>昨日、母が入院しました。</text:p>
          </table:table-cell>
          <table:table-cell office:value-type="string" office:value="きのう、はは が にゅういん しました。">
            <text:p>きのう、はは が にゅういん しました。</text:p>
          </table:table-cell>
          <table:table-cell office:value-type="string" office:value="My mother was hospitalized yesterday.">
            <text:p>My mother was hospitalized yesterday.</text:p>
          </table:table-cell>
          <table:table-cell office:value-type="string" office:value="父は入院が必要かもしれない。">
            <text:p>父は入院が必要かもしれない。</text:p>
          </table:table-cell>
          <table:table-cell office:value-type="string" office:value="ちち は にゅういん が ひつよう かも しれない。">
            <text:p>ちち は にゅういん が ひつよう かも しれない。</text:p>
          </table:table-cell>
          <table:table-cell office:value-type="string" office:value="My father may need to be hospitalized.">
            <text:p>My father may need to be hospitaliz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ニュース">
            <text:p>ニュース</text:p>
          </table:table-cell>
          <table:table-cell office:value-type="string" office:value="ニュース">
            <text:p>ニュース</text:p>
          </table:table-cell>
          <table:table-cell office:value-type="string" office:value="news">
            <text:p>new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evening news?">
            <text:p>Did you see the evening news?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行">
            <text:p>旅行</text:p>
          </table:table-cell>
          <table:table-cell office:value-type="string" office:value="りょこう">
            <text:p>りょこう</text:p>
          </table:table-cell>
          <table:table-cell office:value-type="string" office:value="travel, trip">
            <text:p>travel,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旅行が好きです。">
            <text:p>彼女は旅行が好きです。</text:p>
          </table:table-cell>
          <table:table-cell office:value-type="string" office:value="かのじょ は りょこう が すき です。">
            <text:p>かのじょ は りょこう が すき です。</text:p>
          </table:table-cell>
          <table:table-cell office:value-type="string" office:value="She likes traveling.">
            <text:p>She likes traveling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意">
            <text:p>用意</text:p>
          </table:table-cell>
          <table:table-cell office:value-type="string" office:value="ようい">
            <text:p>ようい</text:p>
          </table:table-cell>
          <table:table-cell office:value-type="string" office:value="preparation">
            <text:p>prepa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食事の用意ができました。">
            <text:p>食事の用意ができました。</text:p>
          </table:table-cell>
          <table:table-cell office:value-type="string" office:value="しょくじ の ようい が できました。">
            <text:p>しょくじ の ようい が できました。</text:p>
          </table:table-cell>
          <table:table-cell office:value-type="string" office:value="The meal is ready.">
            <text:p>The meal is ready.</text:p>
          </table:table-cell>
          <table:table-cell office:value-type="string" office:value="早く明日の用意をしなさい。">
            <text:p>早く明日の用意をしなさい。</text:p>
          </table:table-cell>
          <table:table-cell office:value-type="string" office:value="はやく あした の ようい を しなさい。">
            <text:p>はやく あした の ようい を しなさい。</text:p>
          </table:table-cell>
          <table:table-cell office:value-type="string" office:value="Hurry up and prepare for tomorrow.">
            <text:p>Hurry up and prepare for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伸びる">
            <text:p>伸びる</text:p>
          </table:table-cell>
          <table:table-cell office:value-type="string" office:value="のびる">
            <text:p>のびる</text:p>
          </table:table-cell>
          <table:table-cell office:value-type="string" office:value="stretch, grow">
            <text:p>stretch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髪がだいぶ伸びたね。">
            <text:p>髪がだいぶ伸びたね。</text:p>
          </table:table-cell>
          <table:table-cell office:value-type="string" office:value="かみ が だいぶ のびた ね。">
            <text:p>かみ が だいぶ のびた ね。</text:p>
          </table:table-cell>
          <table:table-cell office:value-type="string" office:value="Your hair has grown a lot, hasn't it?">
            <text:p>Your hair has grown a lot, hasn't it?</text:p>
          </table:table-cell>
          <table:table-cell office:value-type="string" office:value="息子は1年で10センチ、背が伸びました。">
            <text:p>息子は1年で10センチ、背が伸びました。</text:p>
          </table:table-cell>
          <table:table-cell office:value-type="string" office:value="むすこ は 1 ねん で 10 センチ、せ が のびました。">
            <text:p>むすこ は 1 ねん で 10 センチ、せ が のびました。</text:p>
          </table:table-cell>
          <table:table-cell office:value-type="string" office:value="My son has grown 10 centimeters taller over the past year.">
            <text:p>My son has grown 10 centimeters taller over the p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ティー">
            <text:p>パーティー</text:p>
          </table:table-cell>
          <table:table-cell office:value-type="string" office:value="パーティー">
            <text:p>パーティー</text:p>
          </table:table-cell>
          <table:table-cell office:value-type="string" office:value="party">
            <text:p>par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、うちでパーティーを開きます。">
            <text:p>明日、うちでパーティーを開きます。</text:p>
          </table:table-cell>
          <table:table-cell office:value-type="string" office:value="あした、うち で パーティー を ひらきます。">
            <text:p>あした、うち で パーティー を ひらきます。</text:p>
          </table:table-cell>
          <table:table-cell office:value-type="string" office:value="Tomorrow I'm having a party at my house.">
            <text:p>Tomorrow I'm having a party at my house.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ール">
            <text:p>ビール</text:p>
          </table:table-cell>
          <table:table-cell office:value-type="string" office:value="ビール">
            <text:p>ビール</text:p>
          </table:table-cell>
          <table:table-cell office:value-type="string" office:value="beer">
            <text:p>be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く">
            <text:p>早く</text:p>
          </table:table-cell>
          <table:table-cell office:value-type="string" office:value="はやく">
            <text:p>はやく</text:p>
          </table:table-cell>
          <table:table-cell office:value-type="string" office:value="early, soon">
            <text:p>early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home early this morning.">
            <text:p>I left home early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組">
            <text:p>番組</text:p>
          </table:table-cell>
          <table:table-cell office:value-type="string" office:value="ばんぐみ">
            <text:p>ばんぐみ</text:p>
          </table:table-cell>
          <table:table-cell office:value-type="string" office:value="(television, radio) program">
            <text:p>(television, radio) pro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番組が好きです。">
            <text:p>私はこの番組が好きです。</text:p>
          </table:table-cell>
          <table:table-cell office:value-type="string" office:value="わたし は この ばんぐみ が すき です。">
            <text:p>わたし は この ばんぐみ が すき です。</text:p>
          </table:table-cell>
          <table:table-cell office:value-type="string" office:value="I like this show.">
            <text:p>I like this show.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デオ">
            <text:p>ビデオ</text:p>
          </table:table-cell>
          <table:table-cell office:value-type="string" office:value="ビデオ">
            <text:p>ビデオ</text:p>
          </table:table-cell>
          <table:table-cell office:value-type="string" office:value="video">
            <text:p>vid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番組をビデオに撮った。">
            <text:p>私はその番組をビデオに撮った。</text:p>
          </table:table-cell>
          <table:table-cell office:value-type="string" office:value="わたし は その ばんぐみ を ビデオ に とった。">
            <text:p>わたし は その ばんぐみ を ビデオ に とった。</text:p>
          </table:table-cell>
          <table:table-cell office:value-type="string" office:value="I recorded that program on video.">
            <text:p>I recorded that program on video.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やす">
            <text:p>増やす</text:p>
          </table:table-cell>
          <table:table-cell office:value-type="string" office:value="ふやす">
            <text:p>ふやす</text:p>
          </table:table-cell>
          <table:table-cell office:value-type="string" office:value="increase (something), add (something)">
            <text:p>increase (something), ad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その病院はベッドの数を増やしました。">
            <text:p>その病院はベッドの数を増やしました。</text:p>
          </table:table-cell>
          <table:table-cell office:value-type="string" office:value="その びょういん は ベッド の かず を ふやしました。">
            <text:p>その びょういん は ベッド の かず を ふやしました。</text:p>
          </table:table-cell>
          <table:table-cell office:value-type="string" office:value="The hospital increased the number of beds.">
            <text:p>The hospital increased the number of b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る">
            <text:p>振る</text:p>
          </table:table-cell>
          <table:table-cell office:value-type="string" office:value="ふる">
            <text:p>ふる</text:p>
          </table:table-cell>
          <table:table-cell office:value-type="string" office:value="wave, shake">
            <text:p>wav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しっぽを振っている。">
            <text:p>犬がしっぽを振っている。</text:p>
          </table:table-cell>
          <table:table-cell office:value-type="string" office:value="いぬ が しっぽ を ふって いる。">
            <text:p>いぬ が しっぽ を ふって いる。</text:p>
          </table:table-cell>
          <table:table-cell office:value-type="string" office:value="The dog is wagging its tail.">
            <text:p>The dog is wagging its tail.</text:p>
          </table:table-cell>
          <table:table-cell office:value-type="string" office:value="腕をもっと大きく振ってください。">
            <text:p>腕をもっと大きく振ってください。</text:p>
          </table:table-cell>
          <table:table-cell office:value-type="string" office:value="うで を もっと おおきく ふって ください。">
            <text:p>うで を もっと おおきく ふって ください。</text:p>
          </table:table-cell>
          <table:table-cell office:value-type="string" office:value="Please swing your arms more widely.">
            <text:p>Please swing your arms more wid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迎える">
            <text:p>迎える</text:p>
          </table:table-cell>
          <table:table-cell office:value-type="string" office:value="むかえる">
            <text:p>むかえる</text:p>
          </table:table-cell>
          <table:table-cell office:value-type="string" office:value="welcome, receive (a visitor)">
            <text:p>welcome, receive (a visit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、私を温かく迎えてくれました。">
            <text:p>みんな、私を温かく迎えてくれました。</text:p>
          </table:table-cell>
          <table:table-cell office:value-type="string" office:value="みんな、わたし を あたたかく むかえて くれました。">
            <text:p>みんな、わたし を あたたかく むかえて くれました。</text:p>
          </table:table-cell>
          <table:table-cell office:value-type="string" office:value="Everybody welcomed me warmly.">
            <text:p>Everybody welcomed me warmly.</text:p>
          </table:table-cell>
          <table:table-cell office:value-type="string" office:value="今日は海外からのお客様を迎えています。">
            <text:p>今日は海外からのお客様を迎えています。</text:p>
          </table:table-cell>
          <table:table-cell office:value-type="string" office:value="きょう は かいがい から の おきゃくさま を むかえて います。">
            <text:p>きょう は かいがい から の おきゃくさま を むかえて います。</text:p>
          </table:table-cell>
          <table:table-cell office:value-type="string" office:value="Today we have a guest from overseas.">
            <text:p>Today we have a guest from overs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理">
            <text:p>無理</text:p>
          </table:table-cell>
          <table:table-cell office:value-type="string" office:value="むり">
            <text:p>むり</text:p>
          </table:table-cell>
          <table:table-cell office:value-type="string" office:value="unreasonable, impossible">
            <text:p>unreasonable, 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5時までに家に帰るのは無理です。">
            <text:p>5時までに家に帰るのは無理です。</text:p>
          </table:table-cell>
          <table:table-cell office:value-type="string" office:value="5 じ まで に いえ に かえる の は むり です。">
            <text:p>5 じ まで に いえ に かえる の は むり です。</text:p>
          </table:table-cell>
          <table:table-cell office:value-type="string" office:value="It's impossible for me to get home by five o'clock.">
            <text:p>It's impossible for me to get home by five o'clock.</text:p>
          </table:table-cell>
          <table:table-cell office:value-type="string" office:value="無理はしないでください。">
            <text:p>無理はしないでください。</text:p>
          </table:table-cell>
          <table:table-cell office:value-type="string" office:value="むり は しないで ください。">
            <text:p>むり は しないで ください。</text:p>
          </table:table-cell>
          <table:table-cell office:value-type="string" office:value="Don't try to do the impossible.">
            <text:p>Don't try to do the im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珍しい">
            <text:p>珍しい</text:p>
          </table:table-cell>
          <table:table-cell office:value-type="string" office:value="めずらしい">
            <text:p>めずらしい</text:p>
          </table:table-cell>
          <table:table-cell office:value-type="string" office:value="rare, scarce">
            <text:p>rare, scarc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ここには珍しい動物がいます。">
            <text:p>ここには珍しい動物がいます。</text:p>
          </table:table-cell>
          <table:table-cell office:value-type="string" office:value="ここ に は めずらしい どうぶつ が います。">
            <text:p>ここ に は めずらしい どうぶつ が います。</text:p>
          </table:table-cell>
          <table:table-cell office:value-type="string" office:value="There are rare animals here.">
            <text:p>There are rare animals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名">
            <text:p>有名</text:p>
          </table:table-cell>
          <table:table-cell office:value-type="string" office:value="ゆうめい">
            <text:p>ゆうめい</text:p>
          </table:table-cell>
          <table:table-cell office:value-type="string" office:value="famous">
            <text:p>fam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このレストランはとても有名です。">
            <text:p>このレストランはとても有名です。</text:p>
          </table:table-cell>
          <table:table-cell office:value-type="string" office:value="この レストラン は とても ゆうめい です。">
            <text:p>この レストラン は とても ゆうめい です。</text:p>
          </table:table-cell>
          <table:table-cell office:value-type="string" office:value="This restaurant is very famous.">
            <text:p>This restaurant is very fam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ぶ">
            <text:p>喜ぶ</text:p>
          </table:table-cell>
          <table:table-cell office:value-type="string" office:value="よろこぶ">
            <text:p>よろこぶ</text:p>
          </table:table-cell>
          <table:table-cell office:value-type="string" office:value="be happy, be delighted">
            <text:p>be happy, be deligh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とても喜びました。">
            <text:p>彼女はとても喜びました。</text:p>
          </table:table-cell>
          <table:table-cell office:value-type="string" office:value="かのじょ は とても よろこびました。">
            <text:p>かのじょ は とても よろこびました。</text:p>
          </table:table-cell>
          <table:table-cell office:value-type="string" office:value="She was very pleased.">
            <text:p>She was very pleased.</text:p>
          </table:table-cell>
          <table:table-cell office:value-type="string" office:value="彼はそのニュースを喜びました。">
            <text:p>彼はそのニュースを喜びました。</text:p>
          </table:table-cell>
          <table:table-cell office:value-type="string" office:value="かれ は その ニュース を よろこびました。">
            <text:p>かれ は その ニュース を よろこびました。</text:p>
          </table:table-cell>
          <table:table-cell office:value-type="string" office:value="He was delighted by the news.">
            <text:p>He was delighted by the n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学">
            <text:p>留学</text:p>
          </table:table-cell>
          <table:table-cell office:value-type="string" office:value="りゅうがく">
            <text:p>りゅうがく</text:p>
          </table:table-cell>
          <table:table-cell office:value-type="string" office:value="studying abroad">
            <text:p>studying abro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年間、アメリカに留学しました。">
            <text:p>1年間、アメリカに留学しました。</text:p>
          </table:table-cell>
          <table:table-cell office:value-type="string" office:value="1 ねんかん、アメリカ に りゅうがく しました。">
            <text:p>1 ねんかん、アメリカ に りゅうがく しました。</text:p>
          </table:table-cell>
          <table:table-cell office:value-type="string" office:value="I went to study in the United States for a year.">
            <text:p>I went to study in the United States for a year.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料理">
            <text:p>料理</text:p>
          </table:table-cell>
          <table:table-cell office:value-type="string" office:value="りょうり">
            <text:p>りょうり</text:p>
          </table:table-cell>
          <table:table-cell office:value-type="string" office:value="cooking, dish">
            <text:p>cooking, dis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料理が得意です。">
            <text:p>母は料理が得意です。</text:p>
          </table:table-cell>
          <table:table-cell office:value-type="string" office:value="はは は りょうり が とくい です。">
            <text:p>はは は りょうり が とくい です。</text:p>
          </table:table-cell>
          <table:table-cell office:value-type="string" office:value="My mother is good at cooking.">
            <text:p>My mother is good at cooking.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菜">
            <text:p>野菜</text:p>
          </table:table-cell>
          <table:table-cell office:value-type="string" office:value="やさい">
            <text:p>やさい</text:p>
          </table:table-cell>
          <table:table-cell office:value-type="string" office:value="vegetable">
            <text:p>vege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The daikon radish is a long, white vegetable.">
            <text:p>The daikon radish is a long, white vege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かれる">
            <text:p>分かれる</text:p>
          </table:table-cell>
          <table:table-cell office:value-type="string" office:value="わかれる">
            <text:p>わかれる</text:p>
          </table:table-cell>
          <table:table-cell office:value-type="string" office:value="be divided, split off">
            <text:p>be divided, split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グループの中で意見が分かれました。">
            <text:p>グループの中で意見が分かれました。</text:p>
          </table:table-cell>
          <table:table-cell office:value-type="string" office:value="グループ の なか で いけん が わかれました。">
            <text:p>グループ の なか で いけん が わかれました。</text:p>
          </table:table-cell>
          <table:table-cell office:value-type="string" office:value="Opinion was divided within the group.">
            <text:p>Opinion was divided within the group.</text:p>
          </table:table-cell>
          <table:table-cell office:value-type="string" office:value="彼とクラスが分かれてしまった。">
            <text:p>彼とクラスが分かれてしまった。</text:p>
          </table:table-cell>
          <table:table-cell office:value-type="string" office:value="かれ と クラス が わかれて しまった。">
            <text:p>かれ と クラス が わかれて しまった。</text:p>
          </table:table-cell>
          <table:table-cell office:value-type="string" office:value="He and I were separated into different classes.">
            <text:p>He and I were separated into different clas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別">
            <text:p>特別</text:p>
          </table:table-cell>
          <table:table-cell office:value-type="string" office:value="とくべつ">
            <text:p>とくべつ</text:p>
          </table:table-cell>
          <table:table-cell office:value-type="string" office:value="special">
            <text:p>spec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あなたは私にとって特別な人です。">
            <text:p>あなたは私にとって特別な人です。</text:p>
          </table:table-cell>
          <table:table-cell office:value-type="string" office:value="あなた は わたし にとって とくべつな ひと です。">
            <text:p>あなた は わたし にとって とくべつな ひと です。</text:p>
          </table:table-cell>
          <table:table-cell office:value-type="string" office:value="You're special to me.">
            <text:p>You're special to me.</text:p>
          </table:table-cell>
          <table:table-cell office:value-type="string" office:value="彼女は特別な力を持っています。">
            <text:p>彼女は特別な力を持っています。</text:p>
          </table:table-cell>
          <table:table-cell office:value-type="string" office:value="かのじょ は とくべつな ちから を もって います。">
            <text:p>かのじょ は とくべつな ちから を もって います。</text:p>
          </table:table-cell>
          <table:table-cell office:value-type="string" office:value="She has special powers.">
            <text:p>She has special p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由">
            <text:p>理由</text:p>
          </table:table-cell>
          <table:table-cell office:value-type="string" office:value="りゆう">
            <text:p>りゆう</text:p>
          </table:table-cell>
          <table:table-cell office:value-type="string" office:value="reason, excuse">
            <text:p>reason, exc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遅れた理由を教えてください。">
            <text:p>遅れた理由を教えてください。</text:p>
          </table:table-cell>
          <table:table-cell office:value-type="string" office:value="おくれた りゆう を おしえて ください。">
            <text:p>おくれた りゆう を おしえて ください。</text:p>
          </table:table-cell>
          <table:table-cell office:value-type="string" office:value="Please tell me why you were late.">
            <text:p>Please tell me why you were late.</text:p>
          </table:table-cell>
          <table:table-cell office:value-type="string" office:value="あなたが1か月も仕事を休んだ理由は何ですか。">
            <text:p>あなたが1か月も仕事を休んだ理由は何ですか。</text:p>
          </table:table-cell>
          <table:table-cell office:value-type="string" office:value="あなた が 1 かげつ も しごと を やすんだ りゆう は なん です か。">
            <text:p>あなた が 1 かげつ も しごと を やすんだ りゆう は なん です か。</text:p>
          </table:table-cell>
          <table:table-cell office:value-type="string" office:value="What is the reason that you were absent from work for a month?">
            <text:p>What is the reason that you were absent from work for a mont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由">
            <text:p>自由</text:p>
          </table:table-cell>
          <table:table-cell office:value-type="string" office:value="じゆう">
            <text:p>じゆう</text:p>
          </table:table-cell>
          <table:table-cell office:value-type="string" office:value="freedom">
            <text:p>freedom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日は自由な時間が多い。">
            <text:p>今日は自由な時間が多い。</text:p>
          </table:table-cell>
          <table:table-cell office:value-type="string" office:value="きょう は じゆうな じかん が おおい。">
            <text:p>きょう は じゆうな じかん が おおい。</text:p>
          </table:table-cell>
          <table:table-cell office:value-type="string" office:value="I have a lot of free time today.">
            <text:p>I have a lot of free time today.</text:p>
          </table:table-cell>
          <table:table-cell office:value-type="string" office:value="私はもっと自由が欲しいです。">
            <text:p>私はもっと自由が欲しいです。</text:p>
          </table:table-cell>
          <table:table-cell office:value-type="string" office:value="わたし は もっと じゆう が ほしい です。">
            <text:p>わたし は もっと じゆう が ほしい です。</text:p>
          </table:table-cell>
          <table:table-cell office:value-type="string" office:value="I want more freedom.">
            <text:p>I want more freed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向">
            <text:p>方向</text:p>
          </table:table-cell>
          <table:table-cell office:value-type="string" office:value="ほうこう">
            <text:p>ほうこう</text:p>
          </table:table-cell>
          <table:table-cell office:value-type="string" office:value="direction, course">
            <text:p>direction, cou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人たちは皆、同じ方向を見ている。">
            <text:p>あの人たちは皆、同じ方向を見ている。</text:p>
          </table:table-cell>
          <table:table-cell office:value-type="string" office:value="あの ひと たち は みな、 おなじ ほうこう を みて いる。">
            <text:p>あの ひと たち は みな、 おなじ ほうこう を みて いる。</text:p>
          </table:table-cell>
          <table:table-cell office:value-type="string" office:value="Those people are all looking at the same direction.">
            <text:p>Those people are all looking at the same direction.</text:p>
          </table:table-cell>
          <table:table-cell office:value-type="string" office:value="鳥が南の方向へ飛んでいった。">
            <text:p>鳥が南の方向へ飛んでいった。</text:p>
          </table:table-cell>
          <table:table-cell office:value-type="string" office:value="とり が みなみ の ほうこう へ とんで いった。">
            <text:p>とり が みなみ の ほうこう へ とんで いった。</text:p>
          </table:table-cell>
          <table:table-cell office:value-type="string" office:value="Birds flew southward.">
            <text:p>Birds flew south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る">
            <text:p>残る</text:p>
          </table:table-cell>
          <table:table-cell office:value-type="string" office:value="のこる">
            <text:p>のこる</text:p>
          </table:table-cell>
          <table:table-cell office:value-type="string" office:value="remain, be left over">
            <text:p>remain, be left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料理がたくさん残りました。">
            <text:p>料理がたくさん残りました。</text:p>
          </table:table-cell>
          <table:table-cell office:value-type="string" office:value="りょうり が たくさん のこりました。">
            <text:p>りょうり が たくさん のこりました。</text:p>
          </table:table-cell>
          <table:table-cell office:value-type="string" office:value="A lot of food was left over.">
            <text:p>A lot of food was left over.</text:p>
          </table:table-cell>
          <table:table-cell office:value-type="string" office:value="おにぎりはいくつ残っていますか。">
            <text:p>おにぎりはいくつ残っていますか。</text:p>
          </table:table-cell>
          <table:table-cell office:value-type="string" office:value="おにぎり は いくつ のこって います か。">
            <text:p>おにぎり は いくつ のこって います か。</text:p>
          </table:table-cell>
          <table:table-cell office:value-type="string" office:value="How many rice balls are left?">
            <text:p>How many rice balls are lef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ル">
            <text:p>ビル</text:p>
          </table:table-cell>
          <table:table-cell office:value-type="string" office:value="ビル">
            <text:p>ビル</text:p>
          </table:table-cell>
          <table:table-cell office:value-type="string" office:value="building (loan word)">
            <text:p>build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会社はあのビルの8階です。">
            <text:p>私の会社はあのビルの8階です。</text:p>
          </table:table-cell>
          <table:table-cell office:value-type="string" office:value="わたし の かいしゃ は あの ビル の 8 かい です。">
            <text:p>わたし の かいしゃ は あの ビル の 8 かい です。</text:p>
          </table:table-cell>
          <table:table-cell office:value-type="string" office:value="My company's on the eighth floor of that building.">
            <text:p>My company's on the eighth floor of that building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める">
            <text:p>まとめる</text:p>
          </table:table-cell>
          <table:table-cell office:value-type="string" office:value="まとめる">
            <text:p>まとめる</text:p>
          </table:table-cell>
          <table:table-cell office:value-type="string" office:value="gather together, put in order">
            <text:p>gather together, put in or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荷物をまとめて出て行った。">
            <text:p>彼女は荷物をまとめて出て行った。</text:p>
          </table:table-cell>
          <table:table-cell office:value-type="string" office:value="かのじょ は にもつ を まとめて でて いった。">
            <text:p>かのじょ は にもつ を まとめて でて いった。</text:p>
          </table:table-cell>
          <table:table-cell office:value-type="string" office:value="She packed her luggage and left.">
            <text:p>She packed her luggage and left.</text:p>
          </table:table-cell>
          <table:table-cell office:value-type="string" office:value="みんなの考えをまとめてください。">
            <text:p>みんなの考えをまとめてください。</text:p>
          </table:table-cell>
          <table:table-cell office:value-type="string" office:value="みんな の かんがえ を まとめて ください。">
            <text:p>みんな の かんがえ を まとめて ください。</text:p>
          </table:table-cell>
          <table:table-cell office:value-type="string" office:value="Please gather (and summarize) everyone's ideas.">
            <text:p>Please gather (and summarize) everyone's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れる">
            <text:p>流れる</text:p>
          </table:table-cell>
          <table:table-cell office:value-type="string" office:value="ながれる">
            <text:p>ながれる</text:p>
          </table:table-cell>
          <table:table-cell office:value-type="string" office:value="flow, run">
            <text:p>flow, 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ラジオから美しい音楽が流れています。">
            <text:p>ラジオから美しい音楽が流れています。</text:p>
          </table:table-cell>
          <table:table-cell office:value-type="string" office:value="ラジオ から うつくしい おんがく が ながれて います。">
            <text:p>ラジオ から うつくしい おんがく が ながれて います。</text:p>
          </table:table-cell>
          <table:table-cell office:value-type="string" office:value="Beautiful music is coming out from the radio.">
            <text:p>Beautiful music is coming out from the radio.</text:p>
          </table:table-cell>
          <table:table-cell office:value-type="string" office:value="この町には大きな川が流れています。">
            <text:p>この町には大きな川が流れています。</text:p>
          </table:table-cell>
          <table:table-cell office:value-type="string" office:value="この まち に は おおきな かわ が ながれて います。">
            <text:p>この まち に は おおきな かわ が ながれて います。</text:p>
          </table:table-cell>
          <table:table-cell office:value-type="string" office:value="A large river runs through this town.">
            <text:p>A large river runs through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ーター">
            <text:p>セーター</text:p>
          </table:table-cell>
          <table:table-cell office:value-type="string" office:value="セーター">
            <text:p>セーター</text:p>
          </table:table-cell>
          <table:table-cell office:value-type="string" office:value="sweater">
            <text:p>sw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ツ">
            <text:p>シャツ</text:p>
          </table:table-cell>
          <table:table-cell office:value-type="string" office:value="シャツ">
            <text:p>シャツ</text:p>
          </table:table-cell>
          <table:table-cell office:value-type="string" office:value="shirt">
            <text:p>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白いシャツが一枚もない。">
            <text:p>白いシャツが一枚もない。</text:p>
          </table:table-cell>
          <table:table-cell office:value-type="string" office:value="しろい シャツ が いち まい も ない。">
            <text:p>しろい シャツ が いち まい も ない。</text:p>
          </table:table-cell>
          <table:table-cell office:value-type="string" office:value="I don't have even one white shirt.">
            <text:p>I don't have even one white sh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濯">
            <text:p>洗濯</text:p>
          </table:table-cell>
          <table:table-cell office:value-type="string" office:value="せんたく">
            <text:p>せんたく</text:p>
          </table:table-cell>
          <table:table-cell office:value-type="string" office:value="laundry, washing">
            <text:p>laundry, was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週間、洗濯をしていない。">
            <text:p>一週間、洗濯をしていない。</text:p>
          </table:table-cell>
          <table:table-cell office:value-type="string" office:value="いっ しゅうかん、せんたく を して いない。">
            <text:p>いっ しゅうかん、せんたく を して いない。</text:p>
          </table:table-cell>
          <table:table-cell office:value-type="string" office:value="I haven't done the laundry for a week.">
            <text:p>I haven't done the laundry for a week.</text:p>
          </table:table-cell>
          <table:table-cell office:value-type="string" office:value="雨で洗濯ができない。">
            <text:p>雨で洗濯ができない。</text:p>
          </table:table-cell>
          <table:table-cell office:value-type="string" office:value="あめ で せんたく が できない。">
            <text:p>あめ で せんたく が できない。</text:p>
          </table:table-cell>
          <table:table-cell office:value-type="string" office:value="I can't do laundry because of the rain.">
            <text:p>I can't do laundry because of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える">
            <text:p>間違える</text:p>
          </table:table-cell>
          <table:table-cell office:value-type="string" office:value="まちがえる">
            <text:p>まちがえる</text:p>
          </table:table-cell>
          <table:table-cell office:value-type="string" office:value="make a (careless) mistake, fail at (something)">
            <text:p>make a (careless) mistake, fail a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クリーム">
            <text:p>アイスクリーム</text:p>
          </table:table-cell>
          <table:table-cell office:value-type="string" office:value="アイスクリーム">
            <text:p>アイスクリーム</text:p>
          </table:table-cell>
          <table:table-cell office:value-type="string" office:value="ice cream">
            <text:p>ice c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アイスクリームが大好きです。">
            <text:p>弟はアイスクリームが大好きです。</text:p>
          </table:table-cell>
          <table:table-cell office:value-type="string" office:value="おとうと は アイスクリーム が だいすき です。">
            <text:p>おとうと は アイスクリーム が だいすき です。</text:p>
          </table:table-cell>
          <table:table-cell office:value-type="string" office:value="My little brother loves ice cream.">
            <text:p>My little brother loves ice cream.</text:p>
          </table:table-cell>
          <table:table-cell office:value-type="string" office:value="暑いのでアイスクリームを食べました。">
            <text:p>暑いのでアイスクリームを食べました。</text:p>
          </table:table-cell>
          <table:table-cell office:value-type="string" office:value="あつい ので アイスクリーム を たべました。">
            <text:p>あつい ので アイスクリーム を たべました。</text:p>
          </table:table-cell>
          <table:table-cell office:value-type="string" office:value="Because it was hot, I ate ice cream.">
            <text:p>Because it was hot, I ate ice c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く">
            <text:p>乾く</text:p>
          </table:table-cell>
          <table:table-cell office:value-type="string" office:value="かわく">
            <text:p>かわく</text:p>
          </table:table-cell>
          <table:table-cell office:value-type="string" office:value="become dry">
            <text:p>become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夏は洗濯物がすぐ乾く。">
            <text:p>夏は洗濯物がすぐ乾く。</text:p>
          </table:table-cell>
          <table:table-cell office:value-type="string" office:value="なつ は せんたくもの が すぐ かわく。">
            <text:p>なつ は せんたくもの が すぐ かわく。</text:p>
          </table:table-cell>
          <table:table-cell office:value-type="string" office:value="Laundry dries quickly in summer.">
            <text:p>Laundry dries quickly in summer.</text:p>
          </table:table-cell>
          <table:table-cell office:value-type="string" office:value="洗濯物がまだ乾いていない。">
            <text:p>洗濯物がまだ乾いていない。</text:p>
          </table:table-cell>
          <table:table-cell office:value-type="string" office:value="せんたく もの が まだ かわいて いない。">
            <text:p>せんたく もの が まだ かわいて いない。</text:p>
          </table:table-cell>
          <table:table-cell office:value-type="string" office:value="My laundries haven't dried yet.">
            <text:p>My laundries haven't dried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める">
            <text:p>冷める</text:p>
          </table:table-cell>
          <table:table-cell office:value-type="string" office:value="さめる">
            <text:p>さめる</text:p>
          </table:table-cell>
          <table:table-cell office:value-type="string" office:value="cool off">
            <text:p>cool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への気持ちが冷めた。">
            <text:p>彼への気持ちが冷めた。</text:p>
          </table:table-cell>
          <table:table-cell office:value-type="string" office:value="かれ へ の きもち が さめた。">
            <text:p>かれ へ の きもち が さめた。</text:p>
          </table:table-cell>
          <table:table-cell office:value-type="string" office:value="My feelings for him have died down.">
            <text:p>My feelings for him have died down.</text:p>
          </table:table-cell>
          <table:table-cell office:value-type="string" office:value="スープが冷めています。">
            <text:p>スープが冷めています。</text:p>
          </table:table-cell>
          <table:table-cell office:value-type="string" office:value="スープ が さめて います。">
            <text:p>スープ が さめて います。</text:p>
          </table:table-cell>
          <table:table-cell office:value-type="string" office:value="The soup has gone cold.">
            <text:p>The soup has gone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色々">
            <text:p>色々</text:p>
          </table:table-cell>
          <table:table-cell office:value-type="string" office:value="いろいろ">
            <text:p>いろいろ</text:p>
          </table:table-cell>
          <table:table-cell office:value-type="string" office:value="a variety of">
            <text:p>a variety of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いろいろなことを知っている。">
            <text:p>彼はいろいろなことを知っている。</text:p>
          </table:table-cell>
          <table:table-cell office:value-type="string" office:value="かれ は いろいろな こと を しって いる。">
            <text:p>かれ は いろいろな こと を しって いる。</text:p>
          </table:table-cell>
          <table:table-cell office:value-type="string" office:value="He knows a variety of things.">
            <text:p>He knows a variety of things.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variety of products.">
            <text:p>The shop sells a variety of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って行く">
            <text:p>持って行く</text:p>
          </table:table-cell>
          <table:table-cell office:value-type="string" office:value="もっていく">
            <text:p>もっていく</text:p>
          </table:table-cell>
          <table:table-cell office:value-type="string" office:value="take, bring">
            <text:p>take, 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bring some water.">
            <text:p>Let's bring some water.</text:p>
          </table:table-cell>
          <table:table-cell office:value-type="string" office:value="私は海に大きなタオルを持って行きました。">
            <text:p>私は海に大きなタオルを持って行きました。</text:p>
          </table:table-cell>
          <table:table-cell office:value-type="string" office:value="わたし は うみ に おおきな タオル を もって いきました。">
            <text:p>わたし は うみ に おおきな タオル を もって いきました。</text:p>
          </table:table-cell>
          <table:table-cell office:value-type="string" office:value="I brought a big towel to the sea.">
            <text:p>I brought a big towel to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替える">
            <text:p>着替える</text:p>
          </table:table-cell>
          <table:table-cell office:value-type="string" office:value="きがえる">
            <text:p>きがえる</text:p>
          </table:table-cell>
          <table:table-cell office:value-type="string" office:value="change clothes">
            <text:p>change clothe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きれいな服に着替えた。">
            <text:p>彼はきれいな服に着替えた。</text:p>
          </table:table-cell>
          <table:table-cell office:value-type="string" office:value="かれ は きれいな ふく に きがえた。">
            <text:p>かれ は きれいな ふく に きがえた。</text:p>
          </table:table-cell>
          <table:table-cell office:value-type="string" office:value="He changed into clean clothes.">
            <text:p>He changed into clean clothes.</text:p>
          </table:table-cell>
          <table:table-cell office:value-type="string" office:value="私は、パーティーの前に会社で着替えました。">
            <text:p>私は、パーティーの前に会社で着替えました。</text:p>
          </table:table-cell>
          <table:table-cell office:value-type="string" office:value="わたし は、パーティー の まえ に かいしゃ で きがえました。">
            <text:p>わたし は、パーティー の まえ に かいしゃ で きがえました。</text:p>
          </table:table-cell>
          <table:table-cell office:value-type="string" office:value="I changed my clothes at the office before the party.">
            <text:p>I changed my clothes at the office before the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鹸">
            <text:p>石鹸</text:p>
          </table:table-cell>
          <table:table-cell office:value-type="string" office:value="せっけん">
            <text:p>せっけん</text:p>
          </table:table-cell>
          <table:table-cell office:value-type="string" office:value="soap">
            <text:p>so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石鹸がないので買ってきてください。">
            <text:p>石鹸がないので買ってきてください。</text:p>
          </table:table-cell>
          <table:table-cell office:value-type="string" office:value="せっけん が ない ので かって きて ください。">
            <text:p>せっけん が ない ので かって きて ください。</text:p>
          </table:table-cell>
          <table:table-cell office:value-type="string" office:value="There is no soap, so please go and get (some).">
            <text:p>There is no soap, so please go and get (some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球">
            <text:p>野球</text:p>
          </table:table-cell>
          <table:table-cell office:value-type="string" office:value="やきゅう">
            <text:p>やきゅう</text:p>
          </table:table-cell>
          <table:table-cell office:value-type="string" office:value="baseball">
            <text:p>base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野球をしました。">
            <text:p>友達と野球をしました。</text:p>
          </table:table-cell>
          <table:table-cell office:value-type="string" office:value="ともだち と やきゅう を しました。">
            <text:p>ともだち と やきゅう を しました。</text:p>
          </table:table-cell>
          <table:table-cell office:value-type="string" office:value="I played baseball with my friends.">
            <text:p>I played baseball with my friends.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食">
            <text:p>昼食</text:p>
          </table:table-cell>
          <table:table-cell office:value-type="string" office:value="ちゅうしょく">
            <text:p>ちゅうしょく</text:p>
          </table:table-cell>
          <table:table-cell office:value-type="string" office:value="lunch (formal)">
            <text:p>lunch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食">
            <text:p>朝食</text:p>
          </table:table-cell>
          <table:table-cell office:value-type="string" office:value="ちょうしょく">
            <text:p>ちょうしょく</text:p>
          </table:table-cell>
          <table:table-cell office:value-type="string" office:value="breakfast (formal)">
            <text:p>breakfast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食に納豆を食べました。">
            <text:p>朝食に納豆を食べました。</text:p>
          </table:table-cell>
          <table:table-cell office:value-type="string" office:value="ちょうしょく に なっとう を たべました。">
            <text:p>ちょうしょく に なっとう を たべました。</text:p>
          </table:table-cell>
          <table:table-cell office:value-type="string" office:value="I ate natto for breakfast.">
            <text:p>I ate natto for breakfast.</text:p>
          </table:table-cell>
          <table:table-cell office:value-type="string" office:value="そのホテルは朝食が付いています。">
            <text:p>そのホテルは朝食が付いています。</text:p>
          </table:table-cell>
          <table:table-cell office:value-type="string" office:value="その ホテル は ちょうしょく が ついて います。">
            <text:p>その ホテル は ちょうしょく が ついて います。</text:p>
          </table:table-cell>
          <table:table-cell office:value-type="string" office:value="The hotel offers free breakfast.">
            <text:p>The hotel offers free break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る">
            <text:p>眠る</text:p>
          </table:table-cell>
          <table:table-cell office:value-type="string" office:value="ねむる">
            <text:p>ねむる</text:p>
          </table:table-cell>
          <table:table-cell office:value-type="string" office:value="sleep, lie idle">
            <text:p>sleep, lie id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は8時間眠りました。">
            <text:p>昨日は8時間眠りました。</text:p>
          </table:table-cell>
          <table:table-cell office:value-type="string" office:value="きのう は 8 じかん ねむりました。">
            <text:p>きのう は 8 じかん ねむりました。</text:p>
          </table:table-cell>
          <table:table-cell office:value-type="string" office:value="I slept for eight hours yesterday.">
            <text:p>I slept for eight hours yesterday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め">
            <text:p>初め</text:p>
          </table:table-cell>
          <table:table-cell office:value-type="string" office:value="はじめ">
            <text:p>はじめ</text:p>
          </table:table-cell>
          <table:table-cell office:value-type="string" office:value="first, beginning (in terms of time passage)">
            <text:p>first, beginning (in terms of time passag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初めは上手くできませんでした。">
            <text:p>初めは上手くできませんでした。</text:p>
          </table:table-cell>
          <table:table-cell office:value-type="string" office:value="はじめ は うまく できません でした。">
            <text:p>はじめ は うまく できません でした。</text:p>
          </table:table-cell>
          <table:table-cell office:value-type="string" office:value="I couldn't do it well at first.">
            <text:p>I couldn't do it well at first.</text:p>
          </table:table-cell>
          <table:table-cell office:value-type="string" office:value="私は初めは自分の仕事が好きではありませんでした。">
            <text:p>私は初めは自分の仕事が好きではありませんでした。</text:p>
          </table:table-cell>
          <table:table-cell office:value-type="string" office:value="わたし は はじめ は じぶん の しごと が すき で は ありません でした。">
            <text:p>わたし は はじめ は じぶん の しごと が すき で は ありません でした。</text:p>
          </table:table-cell>
          <table:table-cell office:value-type="string" office:value="I didn't like my job in the beginning.">
            <text:p>I didn't like my job in the begin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">
            <text:p>火</text:p>
          </table:table-cell>
          <table:table-cell office:value-type="string" office:value="ひ">
            <text:p>ひ</text:p>
          </table:table-cell>
          <table:table-cell office:value-type="string" office:value="fire, flame">
            <text:p>fire, fl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その家は火の海となった。">
            <text:p>その家は火の海となった。</text:p>
          </table:table-cell>
          <table:table-cell office:value-type="string" office:value="その いえ は ひ の うみ と なった。">
            <text:p>その いえ は ひ の うみ と なった。</text:p>
          </table:table-cell>
          <table:table-cell office:value-type="string" office:value="The house was engulfed in flames.">
            <text:p>The house was engulfed in fla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">
            <text:p>西</text:p>
          </table:table-cell>
          <table:table-cell office:value-type="string" office:value="にし">
            <text:p>にし</text:p>
          </table:table-cell>
          <table:table-cell office:value-type="string" office:value="west, western">
            <text:p>west, we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大阪は東京より西にあります。">
            <text:p>大阪は東京より西にあります。</text:p>
          </table:table-cell>
          <table:table-cell office:value-type="string" office:value="おおさか は とうきょう より にし に あります。">
            <text:p>おおさか は とうきょう より にし に あります。</text:p>
          </table:table-cell>
          <table:table-cell office:value-type="string" office:value="Osaka is located to the west of Tokyo.">
            <text:p>Osaka is located to the west of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">
            <text:p>東</text:p>
          </table:table-cell>
          <table:table-cell office:value-type="string" office:value="ひがし">
            <text:p>ひがし</text:p>
          </table:table-cell>
          <table:table-cell office:value-type="string" office:value="east, eastern">
            <text:p>east, ea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">
            <text:p>南</text:p>
          </table:table-cell>
          <table:table-cell office:value-type="string" office:value="みなみ">
            <text:p>みなみ</text:p>
          </table:table-cell>
          <table:table-cell office:value-type="string" office:value="south">
            <text:p>s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町の南にあります。">
            <text:p>私の家は町の南にあります。</text:p>
          </table:table-cell>
          <table:table-cell office:value-type="string" office:value="わたし の いえ は まち の みなみ に あります。">
            <text:p>わたし の いえ は まち の みなみ に あります。</text:p>
          </table:table-cell>
          <table:table-cell office:value-type="string" office:value="My house is in the south of the town.">
            <text:p>My house is in the south of the town.</text:p>
          </table:table-cell>
          <table:table-cell office:value-type="string" office:value="来年は南の島に行きたいです。">
            <text:p>来年は南の島に行きたいです。</text:p>
          </table:table-cell>
          <table:table-cell office:value-type="string" office:value="らいねん は みなみ の しま に いきたい です。">
            <text:p>らいねん は みなみ の しま に いきたい です。</text:p>
          </table:table-cell>
          <table:table-cell office:value-type="string" office:value="Next year I want to go to a southern (tropical) island.">
            <text:p>Next year I want to go to a southern (tropical) is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食">
            <text:p>夕食</text:p>
          </table:table-cell>
          <table:table-cell office:value-type="string" office:value="ゆうしょく">
            <text:p>ゆうしょく</text:p>
          </table:table-cell>
          <table:table-cell office:value-type="string" office:value="supper, dinner (formal)">
            <text:p>supper, dinn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は7時です。">
            <text:p>夕食は7時です。</text:p>
          </table:table-cell>
          <table:table-cell office:value-type="string" office:value="ゆうしょく は 7 じ です。">
            <text:p>ゆうしょく は 7 じ です。</text:p>
          </table:table-cell>
          <table:table-cell office:value-type="string" office:value="Dinner's at seven o'clock.">
            <text:p>Dinner's at seven o'clock.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pretty, considerably">
            <text:p>prett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絵がなかなか上手です。">
            <text:p>彼女は絵がなかなか上手です。</text:p>
          </table:table-cell>
          <table:table-cell office:value-type="string" office:value="かのじょ は え が なかなか じょうず です。">
            <text:p>かのじょ は え が なかなか じょうず です。</text:p>
          </table:table-cell>
          <table:table-cell office:value-type="string" office:value="She's pretty good at painting.">
            <text:p>She's pretty good at painting.</text:p>
          </table:table-cell>
          <table:table-cell office:value-type="string" office:value="この映画はなかなか面白いですね。">
            <text:p>この映画はなかなか面白いですね。</text:p>
          </table:table-cell>
          <table:table-cell office:value-type="string" office:value="この えいが は なかなか おもしろい です ね。">
            <text:p>この えいが は なかなか おもしろい です ね。</text:p>
          </table:table-cell>
          <table:table-cell office:value-type="string" office:value="This movie is pretty funny.">
            <text:p>This movie is pretty fun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励ます">
            <text:p>励ます</text:p>
          </table:table-cell>
          <table:table-cell office:value-type="string" office:value="はげます">
            <text:p>はげます</text:p>
          </table:table-cell>
          <table:table-cell office:value-type="string" office:value="encourage, cheer up">
            <text:p>encourage, chee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が息子を励ましたの。">
            <text:p>父が息子を励ましたの。</text:p>
          </table:table-cell>
          <table:table-cell office:value-type="string" office:value="ちち が むすこ を はげました の。">
            <text:p>ちち が むすこ を はげました の。</text:p>
          </table:table-cell>
          <table:table-cell office:value-type="string" office:value="The father encouraged his son.">
            <text:p>The father encouraged his son.</text:p>
          </table:table-cell>
          <table:table-cell office:value-type="string" office:value="大切な試験の前、友達が励ましてくれました。">
            <text:p>大切な試験の前、友達が励ましてくれました。</text:p>
          </table:table-cell>
          <table:table-cell office:value-type="string" office:value="たいせつな しけん の まえ、ともだち が はげまして くれました。">
            <text:p>たいせつな しけん の まえ、ともだち が はげまして くれました。</text:p>
          </table:table-cell>
          <table:table-cell office:value-type="string" office:value="Before the important exam, my friend cheered me up.">
            <text:p>Before the important exam, my friend cheered m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涙">
            <text:p>涙</text:p>
          </table:table-cell>
          <table:table-cell office:value-type="string" office:value="なみだ">
            <text:p>なみだ</text:p>
          </table:table-cell>
          <table:table-cell office:value-type="string" office:value="tear">
            <text:p>t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涙を流していた。">
            <text:p>母は涙を流していた。</text:p>
          </table:table-cell>
          <table:table-cell office:value-type="string" office:value="はは は なみだ を ながして いた。">
            <text:p>はは は なみだ を ながして いた。</text:p>
          </table:table-cell>
          <table:table-cell office:value-type="string" office:value="My mother was crying.">
            <text:p>My mother was crying.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夢">
            <text:p>夢</text:p>
          </table:table-cell>
          <table:table-cell office:value-type="string" office:value="ゆめ">
            <text:p>ゆめ</text:p>
          </table:table-cell>
          <table:table-cell office:value-type="string" office:value="dream">
            <text:p>d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夢は先生になることです。">
            <text:p>私の夢は先生になることです。</text:p>
          </table:table-cell>
          <table:table-cell office:value-type="string" office:value="わたし の ゆめ は せんせい に なる こと です。">
            <text:p>わたし の ゆめ は せんせい に なる こと です。</text:p>
          </table:table-cell>
          <table:table-cell office:value-type="string" office:value="My dream is to become a teacher.">
            <text:p>My dream is to become a teacher.</text:p>
          </table:table-cell>
          <table:table-cell office:value-type="string" office:value="私には大きな夢があります。">
            <text:p>私には大きな夢があります。</text:p>
          </table:table-cell>
          <table:table-cell office:value-type="string" office:value="わたし に は おおきな ゆめ が あります。">
            <text:p>わたし に は おおきな ゆめ が あります。</text:p>
          </table:table-cell>
          <table:table-cell office:value-type="string" office:value="I have a big dream.">
            <text:p>I have a big d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場">
            <text:p>職場</text:p>
          </table:table-cell>
          <table:table-cell office:value-type="string" office:value="しょくば">
            <text:p>しょくば</text:p>
          </table:table-cell>
          <table:table-cell office:value-type="string" office:value="place of work, office">
            <text:p>place of work,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から職場まで1時間かかります。">
            <text:p>自宅から職場まで1時間かかります。</text:p>
          </table:table-cell>
          <table:table-cell office:value-type="string" office:value="じたく から しょくば まで 1 じかん かかります。">
            <text:p>じたく から しょくば まで 1 じかん かかります。</text:p>
          </table:table-cell>
          <table:table-cell office:value-type="string" office:value="It takes one hour from home to the office.">
            <text:p>It takes one hour from home to the office.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隣">
            <text:p>隣</text:p>
          </table:table-cell>
          <table:table-cell office:value-type="string" office:value="となり">
            <text:p>となり</text:p>
          </table:table-cell>
          <table:table-cell office:value-type="string" office:value="next to, next door">
            <text:p>next to, nex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ンション">
            <text:p>マンション</text:p>
          </table:table-cell>
          <table:table-cell office:value-type="string" office:value="マンション">
            <text:p>マンション</text:p>
          </table:table-cell>
          <table:table-cell office:value-type="string" office:value="apartment, residential building">
            <text:p>apartment, residential buil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マンションに住んでいます。">
            <text:p>彼はマンションに住んでいます。</text:p>
          </table:table-cell>
          <table:table-cell office:value-type="string" office:value="かれ は マンション に すんで います。">
            <text:p>かれ は マンション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来年、ここに大きなマンションができます。">
            <text:p>来年、ここに大きなマンションができます。</text:p>
          </table:table-cell>
          <table:table-cell office:value-type="string" office:value="らいねん、ここ に おおきな マンション が できます。">
            <text:p>らいねん、ここ に おおきな マンション が できます。</text:p>
          </table:table-cell>
          <table:table-cell office:value-type="string" office:value="Next year a big apartment building will be built here.">
            <text:p>Next year a big apartment building will be buil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レベーター">
            <text:p>エレベーター</text:p>
          </table:table-cell>
          <table:table-cell office:value-type="string" office:value="エレベーター">
            <text:p>エレベーター</text:p>
          </table:table-cell>
          <table:table-cell office:value-type="string" office:value="elevator">
            <text:p>elev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そのエレベーターは故障していて使えません。">
            <text:p>そのエレベーターは故障していて使えません。</text:p>
          </table:table-cell>
          <table:table-cell office:value-type="string" office:value="その エレベーター は こしょう して いて つかえません。">
            <text:p>その エレベーター は こしょう して いて つかえません。</text:p>
          </table:table-cell>
          <table:table-cell office:value-type="string" office:value="We can't use the elevator because it's out of order.">
            <text:p>We can't use the elevator because it's out of 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窓">
            <text:p>窓</text:p>
          </table:table-cell>
          <table:table-cell office:value-type="string" office:value="まど">
            <text:p>まど</text:p>
          </table:table-cell>
          <table:table-cell office:value-type="string" office:value="window">
            <text:p>wind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す">
            <text:p>押す</text:p>
          </table:table-cell>
          <table:table-cell office:value-type="string" office:value="おす">
            <text:p>おす</text:p>
          </table:table-cell>
          <table:table-cell office:value-type="string" office:value="push, press down">
            <text:p>push, press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前の人を押さないでください。">
            <text:p>前の人を押さないでください。</text:p>
          </table:table-cell>
          <table:table-cell office:value-type="string" office:value="まえ の ひと を おさないで ください。">
            <text:p>まえ の ひと を おさないで ください。</text:p>
          </table:table-cell>
          <table:table-cell office:value-type="string" office:value="Please don't push the person in front of you.">
            <text:p>Please don't push the person in front of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学">
            <text:p>入学</text:p>
          </table:table-cell>
          <table:table-cell office:value-type="string" office:value="にゅうがく">
            <text:p>にゅうがく</text:p>
          </table:table-cell>
          <table:table-cell office:value-type="string" office:value="enter a school, matriculate">
            <text:p>enter a school, matricula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妹は九月にアメリカの大学に入学します。">
            <text:p>妹は九月にアメリカの大学に入学します。</text:p>
          </table:table-cell>
          <table:table-cell office:value-type="string" office:value="いもうと は く がつ に アメリカ の だいがく に にゅうがく します。">
            <text:p>いもうと は く がつ に アメリカ の だいがく に にゅうがく します。</text:p>
          </table:table-cell>
          <table:table-cell office:value-type="string" office:value="My little sister's entering college in the United States in September.">
            <text:p>My little sister's entering college in the United States in September.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my university in April.">
            <text:p>I entered my university in Apr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">
            <text:p>戸</text:p>
          </table:table-cell>
          <table:table-cell office:value-type="string" office:value="と">
            <text:p>と</text:p>
          </table:table-cell>
          <table:table-cell office:value-type="string" office:value="door, sliding door">
            <text:p>door,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屋の戸が開いています。">
            <text:p>部屋の戸が開いています。</text:p>
          </table:table-cell>
          <table:table-cell office:value-type="string" office:value="へや の と が あいて います。">
            <text:p>へや の と が あいて います。</text:p>
          </table:table-cell>
          <table:table-cell office:value-type="string" office:value="The room's sliding door is open.">
            <text:p>The room's sliding door is open.</text:p>
          </table:table-cell>
          <table:table-cell office:value-type="string" office:value="そこの戸を閉めてください。">
            <text:p>そこの戸を閉めてください。</text:p>
          </table:table-cell>
          <table:table-cell office:value-type="string" office:value="そこ の と を しめて ください。">
            <text:p>そこ の と を しめて ください。</text:p>
          </table:table-cell>
          <table:table-cell office:value-type="string" office:value="Please close the door there.">
            <text:p>Please close the doo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">
            <text:p>通り</text:p>
          </table:table-cell>
          <table:table-cell office:value-type="string" office:value="とおり">
            <text:p>とおり</text:p>
          </table:table-cell>
          <table:table-cell office:value-type="string" office:value="street, road">
            <text:p>street, 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通りはにぎやかですね。">
            <text:p>この通りはにぎやかですね。</text:p>
          </table:table-cell>
          <table:table-cell office:value-type="string" office:value="この とおり は にぎやか です ね。">
            <text:p>この とおり は にぎやか です ね。</text:p>
          </table:table-cell>
          <table:table-cell office:value-type="string" office:value="This street is lively, isn't it?">
            <text:p>This street is lively, isn't it?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亡くなる">
            <text:p>亡くなる</text:p>
          </table:table-cell>
          <table:table-cell office:value-type="string" office:value="なくなる">
            <text:p>なくなる</text:p>
          </table:table-cell>
          <table:table-cell office:value-type="string" office:value="die, pass away">
            <text:p>die, pass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ととい、昔の友人が亡くなった。">
            <text:p>おととい、昔の友人が亡くなった。</text:p>
          </table:table-cell>
          <table:table-cell office:value-type="string" office:value="おととい、むかし の ゆうじん が なくなった。">
            <text:p>おととい、むかし の ゆうじん が なくなった。</text:p>
          </table:table-cell>
          <table:table-cell office:value-type="string" office:value="Their old friend died the day before yesterday.">
            <text:p>Their old friend died the day before yesterday.</text:p>
          </table:table-cell>
          <table:table-cell office:value-type="string" office:value="祖父は去年、亡くなりました。">
            <text:p>祖父は去年、亡くなりました。</text:p>
          </table:table-cell>
          <table:table-cell office:value-type="string" office:value="そふ は きょねん、なくなりました。">
            <text:p>そふ は きょねん、なくなりました。</text:p>
          </table:table-cell>
          <table:table-cell office:value-type="string" office:value="My grandfather passed away last year.">
            <text:p>My grandfather passed away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婦">
            <text:p>夫婦</text:p>
          </table:table-cell>
          <table:table-cell office:value-type="string" office:value="ふうふ">
            <text:p>ふうふ</text:p>
          </table:table-cell>
          <table:table-cell office:value-type="string" office:value="husband and wife, married couple">
            <text:p>husband and wife, married cou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夫婦はとても仲がいい。">
            <text:p>その夫婦はとても仲がいい。</text:p>
          </table:table-cell>
          <table:table-cell office:value-type="string" office:value="その ふうふ は とても なか が いい。">
            <text:p>その ふうふ は とても なか が いい。</text:p>
          </table:table-cell>
          <table:table-cell office:value-type="string" office:value="That couple is getting on very well.">
            <text:p>That couple is getting on very well.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性">
            <text:p>女性</text:p>
          </table:table-cell>
          <table:table-cell office:value-type="string" office:value="じょせい">
            <text:p>じょせい</text:p>
          </table:table-cell>
          <table:table-cell office:value-type="string" office:value="woman, female (formal)">
            <text:p>woman, female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パーティーに女性は何人来ますか。">
            <text:p>そのパーティーに女性は何人来ますか。</text:p>
          </table:table-cell>
          <table:table-cell office:value-type="string" office:value="その パーティー に じょせい は なん にん きます か。">
            <text:p>その パーティー に じょせい は なん にん きます か。</text:p>
          </table:table-cell>
          <table:table-cell office:value-type="string" office:value="How many women are coming to the party?">
            <text:p>How many women are coming to the party?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森">
            <text:p>森</text:p>
          </table:table-cell>
          <table:table-cell office:value-type="string" office:value="もり">
            <text:p>もり</text:p>
          </table:table-cell>
          <table:table-cell office:value-type="string" office:value="forest">
            <text:p>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その森にはクマが住んでいます。">
            <text:p>その森にはクマが住んでいます。</text:p>
          </table:table-cell>
          <table:table-cell office:value-type="string" office:value="その もり に は クマ が すんで います。">
            <text:p>その もり に は クマ が すんで います。</text:p>
          </table:table-cell>
          <table:table-cell office:value-type="string" office:value="Bears live in the forest.">
            <text:p>Bears live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ラック">
            <text:p>トラック</text:p>
          </table:table-cell>
          <table:table-cell office:value-type="string" office:value="トラック">
            <text:p>トラック</text:p>
          </table:table-cell>
          <table:table-cell office:value-type="string" office:value="truck">
            <text:p>tru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私たちはトラックでそのピアノを運びました。">
            <text:p>私たちはトラックでそのピアノを運びました。</text:p>
          </table:table-cell>
          <table:table-cell office:value-type="string" office:value="わたし たち は トラック で その ピアノ を はこびました。">
            <text:p>わたし たち は トラック で その ピアノ を はこびました。</text:p>
          </table:table-cell>
          <table:table-cell office:value-type="string" office:value="We transported the piano on a truck.">
            <text:p>We transported the piano on a tru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コード">
            <text:p>レコード</text:p>
          </table:table-cell>
          <table:table-cell office:value-type="string" office:value="レコード">
            <text:p>レコード</text:p>
          </table:table-cell>
          <table:table-cell office:value-type="string" office:value="record">
            <text:p>reco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ジャズのレコードをかけました。">
            <text:p>ジャズのレコードをかけました。</text:p>
          </table:table-cell>
          <table:table-cell office:value-type="string" office:value="ジャズ の レコード を かけました。">
            <text:p>ジャズ の レコード を かけました。</text:p>
          </table:table-cell>
          <table:table-cell office:value-type="string" office:value="I put on a jazz record.">
            <text:p>I put on a jazz record.</text:p>
          </table:table-cell>
          <table:table-cell office:value-type="string" office:value="父は古いレコードを集めています。">
            <text:p>父は古いレコードを集めています。</text:p>
          </table:table-cell>
          <table:table-cell office:value-type="string" office:value="ちち は ふるい レコード を あつめて います。">
            <text:p>ちち は ふるい レコード を あつめて います。</text:p>
          </table:table-cell>
          <table:table-cell office:value-type="string" office:value="My father collects old records.">
            <text:p>My father collects old rec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">
            <text:p>熱</text:p>
          </table:table-cell>
          <table:table-cell office:value-type="string" office:value="ねつ">
            <text:p>ねつ</text:p>
          </table:table-cell>
          <table:table-cell office:value-type="string" office:value="heat, fever">
            <text:p>heat, fe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、熱が出ました。">
            <text:p>昨日の夜、熱が出ました。</text:p>
          </table:table-cell>
          <table:table-cell office:value-type="string" office:value="きのう の よる、ねつ が でました。">
            <text:p>きのう の よる、ねつ が でました。</text:p>
          </table:table-cell>
          <table:table-cell office:value-type="string" office:value="I had a fever last night.">
            <text:p>I had a fever last night.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ージ">
            <text:p>ページ</text:p>
          </table:table-cell>
          <table:table-cell office:value-type="string" office:value="ページ">
            <text:p>ページ</text:p>
          </table:table-cell>
          <table:table-cell office:value-type="string" office:value="page">
            <text:p>p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科書の36ページを開いてください。">
            <text:p>教科書の36ページを開いてください。</text:p>
          </table:table-cell>
          <table:table-cell office:value-type="string" office:value="きょうかしょ の 36 ページ を ひらいて ください。">
            <text:p>きょうかしょ の 36 ページ を ひらいて ください。</text:p>
          </table:table-cell>
          <table:table-cell office:value-type="string" office:value="Please open your textbooks to page 36.">
            <text:p>Please open your textbooks to page 36.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踊る">
            <text:p>踊る</text:p>
          </table:table-cell>
          <table:table-cell office:value-type="string" office:value="おどる">
            <text:p>おどる</text:p>
          </table:table-cell>
          <table:table-cell office:value-type="string" office:value="dance">
            <text:p>da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クラブで踊るのが好きです。">
            <text:p>彼女はクラブで踊るのが好きです。</text:p>
          </table:table-cell>
          <table:table-cell office:value-type="string" office:value="かのじょ は クラブ で おどる の が すき です。">
            <text:p>かのじょ は クラブ で おどる の が すき です。</text:p>
          </table:table-cell>
          <table:table-cell office:value-type="string" office:value="She likes to dance at a club.">
            <text:p>She likes to dance at a club.</text:p>
          </table:table-cell>
          <table:table-cell office:value-type="string" office:value="若者が道で踊っている。">
            <text:p>若者が道で踊っている。</text:p>
          </table:table-cell>
          <table:table-cell office:value-type="string" office:value="わかもの が みち で おどって いる。">
            <text:p>わかもの が みち で おどって いる。</text:p>
          </table:table-cell>
          <table:table-cell office:value-type="string" office:value="Young people are dancing on the street.">
            <text:p>Young people are dancing on the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さ">
            <text:p>長さ</text:p>
          </table:table-cell>
          <table:table-cell office:value-type="string" office:value="ながさ">
            <text:p>ながさ</text:p>
          </table:table-cell>
          <table:table-cell office:value-type="string" office:value="length">
            <text:p>l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ブルの長さは1メートルです。">
            <text:p>このケーブルの長さは1メートルです。</text:p>
          </table:table-cell>
          <table:table-cell office:value-type="string" office:value="この ケーブル の ながさ は 1 メートル です。">
            <text:p>この ケーブル の ながさ は 1 メートル です。</text:p>
          </table:table-cell>
          <table:table-cell office:value-type="string" office:value="The length of this cable is one meter.">
            <text:p>The length of this cable is one meter.</text:p>
          </table:table-cell>
          <table:table-cell office:value-type="string" office:value="今日は昼と夜の長さが同じです。">
            <text:p>今日は昼と夜の長さが同じです。</text:p>
          </table:table-cell>
          <table:table-cell office:value-type="string" office:value="きょう は ひる と よる の ながさ が おなじ です。">
            <text:p>きょう は ひる と よる の ながさ が おなじ です。</text:p>
          </table:table-cell>
          <table:table-cell office:value-type="string" office:value="Today, day and night are the same length.">
            <text:p>Today, day and night are the same l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厚さ">
            <text:p>厚さ</text:p>
          </table:table-cell>
          <table:table-cell office:value-type="string" office:value="あつさ">
            <text:p>あつさ</text:p>
          </table:table-cell>
          <table:table-cell office:value-type="string" office:value="thickness">
            <text:p>thick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板の厚さを測った。">
            <text:p>私は板の厚さを測った。</text:p>
          </table:table-cell>
          <table:table-cell office:value-type="string" office:value="わたし は いた の あつさ を はかった。">
            <text:p>わたし は いた の あつさ を はかった。</text:p>
          </table:table-cell>
          <table:table-cell office:value-type="string" office:value="I measured the thickness of the board.">
            <text:p>I measured the thickness of the board.</text:p>
          </table:table-cell>
          <table:table-cell office:value-type="string" office:value="この部屋は壁の厚さが十分ではありません。">
            <text:p>この部屋は壁の厚さが十分ではありません。</text:p>
          </table:table-cell>
          <table:table-cell office:value-type="string" office:value="この へや は かべ の あつさ が じゅうぶん で は ありません。">
            <text:p>この へや は かべ の あつさ が じゅうぶん で は ありません。</text:p>
          </table:table-cell>
          <table:table-cell office:value-type="string" office:value="The walls are not thick enough (the thickness is not enough).">
            <text:p>The walls are not thick enough (the thickness is not enough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